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20000028C74A0E8D8F792D438.png" manifest:media-type="image/png"/>
  <manifest:file-entry manifest:full-path="Pictures/1000020100000239000000F7E14A051E73203F0A.png" manifest:media-type="image/png"/>
  <manifest:file-entry manifest:full-path="Pictures/10000201000001F0000001439DB3FC3665BC20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056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30566" officeooo:paragraph-rsid="0003056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30566" officeooo:paragraph-rsid="0003056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draw:frame draw:style-name="fr1" draw:name="Image1" text:anchor-type="paragraph" svg:x="0.894cm" svg:y="0.826cm" svg:width="15.055cm" svg:height="6.535cm" draw:z-index="0"><draw:image xlink:href="Pictures/1000020100000239000000F7E14A051E73203F0A.png" xlink:type="simple" xlink:show="embed" xlink:actuate="onLoad" loext:mime-type="image/x-vclgraphic"/></draw:frame></text:p>
      <text:p text:style-name="P1"/>
      <text:p text:style-name="P2"/>
      <text:p text:style-name="P2">INPUT</text:p>
      <text:p text:style-name="P2"/>
      <text:p text:style-name="P2"/>
      <text:p text:style-name="P2"/>
      <text:p text:style-name="P2"/>
      <text:p text:style-name="Standard"/>
      <text:p text:style-name="P2"><draw:frame draw:style-name="fr2" draw:name="Image2" text:anchor-type="paragraph" svg:width="13.123cm" svg:height="8.546cm" draw:z-index="1"><draw:image xlink:href="Pictures/10000201000001F0000001439DB3FC3665BC206A.png" xlink:type="simple" xlink:show="embed" xlink:actuate="onLoad" loext:mime-type="image/x-vclgraphic"/></draw:frame></text:p>
      <text:p text:style-name="P2"/>
      <text:p text:style-name="P2">MAP</text:p>
      <text:p text:style-name="P2"/>
      <text:p text:style-name="P3"><draw:frame draw:style-name="fr1" draw:name="Image3" text:anchor-type="paragraph" svg:x="0cm" svg:y="2.646cm" svg:width="17cm" svg:height="13.289cm" draw:z-index="2"><draw:image xlink:href="Pictures/10000201000003420000028C74A0E8D8F792D438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03:13:55.832969446</meta:creation-date>
    <dc:date>2020-04-15T03:20:04.656826633</dc:date>
    <meta:editing-duration>PT6M9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2" meta:paragraph-count="2" meta:word-count="2" meta:character-count="8" meta:non-whitespace-character-count="8"/>
  </office:meta>
</office:document-meta>
</file>